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379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CATÀLEG DE REQUISI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R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Hi hauran dos perfils, el d'alumne i administrador. L'alumne pot accedir a partir d'un nom d'usuari temporal o bé accedir de forma anònima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1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l profesor podrà distingir els alumnes registrats dels no registrats a partir del seu avatar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1.2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l administrador podrà fer enquestes anònimes o bé enquestes tipus examen en que es requereixi com a mínim un nom d'usuari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1.3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No es requereix una estructura de grups o cursos pels alumnes, únicament s'organitzaran en grups els comptes d'administrador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R2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L'administrador ha de poder treure llistats o resums dels resultats obtinguts amb les enqueste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2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l profesor podrà extreure llistats dels resultats en format pdf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2.2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l profesor podrà comprovar els resultats dels alumnes també d'una manera més visual a partir de gràfics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R3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S'hauria d'utilitzar un sistema d'avaluació que no afecti negativament l'estat d'ànim dels alumne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3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Fer servir paraules en l'evaluació final de les enquestes com: bé, molt bé, notable etc... encara que el professor pugui comprovar els resultats númeric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3.2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n les evaluacions més visuals tampoc fer servir números, en el seu lloc fer ús d'estrelles de puntuació i mostrar solament el primer, segon i tercer lloc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3.3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Donar puntuacions que no estiguin relacionades amb el número de respostes encertades. Es podrien donar recompenses visuals com medalle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3.4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ls alumnes no poden consultar les notes ni els resultats d'altres alumnes, únicament podràn comprovar les dades del seu usuari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3.5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Interesa que hi hagi tant un mètode d'evaluació que indiqui als usuaris si les respostes són correctes al moment de respondre com un que ens ho indiqui just a l'acabar l'enquesta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R4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S'ha d'intentar estandaritzar l'aplicació amb l'idea de poder ser utilitzada per diferents centres en un futur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4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S'han de dissenyar les pantalles de l'aplicació a mode de plantilla. D'aquesta manera que l'adminstrador podrà canviar els colors de la seva aplicació segons els colors del seu centre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4.2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Programar l'aplicació principalment per a usuaris de tablet però adaptar-la també pels d'ordinador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4.3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L'aplicació ha de ser entesa per tothom, per tant aquesta ha d'oferir traducció en diferents idiomes. Com a mínim: castellà, català i anglè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4.4</text:p>
          </table:table-cell>
          <table:table-cell table:number-columns-repeated="63"/>
        </table:table-row>
        <table:table-row table:style-name="ro3">
          <table:table-cell table:style-name="ce4"/>
          <table:table-cell table:number-columns-repeated="63"/>
        </table:table-row>
        <table:table-row table:style-name="ro3">
          <table:table-cell table:style-name="ce2" office:value-type="string" calcext:value-type="string">
            <text:p>R5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El programari ha d'oferir diferents tipus de resposta i de pregunta a part de la tradicional, que és la de text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5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Oferir resposta a partir d'un dibuix en cas de preguntes amb resposta oberta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.5.2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Poder fer servir imatges o videos en les preguntes, ja sigui per complementar-les o respondre a partir de selecció. Si es fan servir imatges, especificar una mida fixa.</text:p>
          </table:table-cell>
          <table:table-cell table:number-columns-repeated="63"/>
        </table:table-row>
        <table:table-row table:style-name="ro3">
          <table:table-cell table:style-name="ce5"/>
          <table:table-cell table:number-columns-repeated="63"/>
        </table:table-row>
        <table:table-row table:style-name="ro3">
          <table:table-cell table:style-name="ce2" office:value-type="string" calcext:value-type="string">
            <text:p>R6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Les enquestes poden ser públiques o bé privade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6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Les enquestes poden ser visibles per a tothom si són públiques o solament visibles amb el requeriment d'un codi.</text:p>
          </table:table-cell>
          <table:table-cell table:number-columns-repeated="63"/>
        </table:table-row>
        <table:table-row table:style-name="ro3">
          <table:table-cell table:style-name="ce5"/>
          <table:table-cell table:number-columns-repeated="63"/>
        </table:table-row>
        <table:table-row table:style-name="ro3">
          <table:table-cell table:style-name="ce2" office:value-type="string" calcext:value-type="string">
            <text:p>R7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Les enquestes poden ser públiques o bé privades.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R7.1</text:p>
          </table:table-cell>
          <table:table-cell table:number-columns-repeated="63"/>
        </table:table-row>
        <table:table-row table:style-name="ro3">
          <table:table-cell table:style-name="ce3" office:value-type="string" calcext:value-type="string">
            <text:p>Les enquestes poden ser visibles per a tothom si són públiques o solament visibles amb l'especificació d'un codi si són privades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9:28:55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27T19:29:04.174000000</dc:date>
    <meta:editing-duration>PT9S</meta:editing-duration>
    <meta:editing-cycles>1</meta:editing-cycles>
    <meta:document-statistic meta:table-count="1" meta:cell-count="51" meta:object-count="0"/>
  </office:meta>
</office:document-meta>
</file>